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2323dc" draw:marker-start-width="0.2cm" draw:marker-end-width="0.2cm" draw:fill="solid" draw:fill-color="#0084d1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50%"/>
    </style:style>
    <style:style style:name="gr2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5c8526" draw:marker-start-width="0.2cm" draw:marker-end-width="0.2cm" draw:fill="solid" draw:fill-color="#ff950e" draw:opacity="100%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100%"/>
    </style:style>
    <style:style style:name="gr4" style:family="graphic" style:parent-style-name="standard">
      <style:graphic-properties draw:stroke="none" svg:stroke-width="0cm" svg:stroke-color="#2323dc" draw:marker-start-width="0.2cm" draw:marker-end-width="0.2cm" draw:fill="solid" draw:fill-color="#c5000b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50%"/>
    </style:style>
    <style:style style:name="gr5" style:family="graphic" style:parent-style-name="standard">
      <style:graphic-properties draw:stroke="dash" draw:stroke-dash="Fine_20_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cm" svg:stroke-color="#5c8526" draw:marker-start-width="0.2cm" draw:marker-end-width="0.2cm" draw:fill="solid" draw:fill-color="#00ae00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50%"/>
    </style:style>
    <style:style style:name="gr7" style:family="graphic" style:parent-style-name="standard">
      <style:graphic-properties draw:stroke="none" svg:stroke-width="0cm" svg:stroke-color="#5c8526" draw:marker-start-width="0.2cm" draw:marker-end-width="0.2cm" draw:fill="solid" draw:fill-color="#ff0000" draw:opacity="100%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100%"/>
    </style:style>
    <style:style style:name="gr8" style:family="graphic" style:parent-style-name="standard">
      <style:graphic-properties draw:stroke="none" svg:stroke-width="0cm" svg:stroke-color="#2323dc" draw:marker-start-width="0.2cm" draw:marker-end-width="0.2cm" draw:fill="solid" draw:fill-color="#6b2394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50%"/>
    </style:style>
    <style:style style:name="gr9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cm" svg:stroke-color="#5c8526" draw:marker-start-width="0.2cm" draw:marker-end-width="0.2cm" draw:fill="solid" draw:fill-color="#9966cc" draw:opacity="100%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'URW Chancery L'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/>
      <style:text-properties fo:color="#ffffff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432cm" svg:height="2.249cm" svg:x="10.425cm" svg:y="11.681cm">
          <text:p text:style-name="P1"><text:span text:style-name="T1">XSLT 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7.857cm" svg:y1="12.805cm" svg:x2="21.492cm" svg:y2="14.801cm" draw:start-shape="id1" draw:end-shape="id2" draw:end-glue-point="3" svg:d="m17857 12805c2803 0 986 1996 3635 1996">
          <text:p/>
        </draw:connector>
        <draw:custom-shape draw:style-name="gr3" draw:text-style-name="P3" xml:id="id4" draw:id="id4" draw:layer="layout" svg:width="5.404cm" svg:height="2.348cm" svg:x="10.636cm" svg:y="7.001cm">
          <text:p text:style-name="P1"><text:span text:style-name="T2">Cards → Racket</text:span></text:p>
          <text:p text:style-name="P1"><text:span text:style-name="T2">Compil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xml:id="id6" draw:id="id6" draw:layer="layout" svg:width="4.398cm" svg:height="1.733cm" svg:x="7.92cm" svg:y="15.763cm">
            <text:p text:style-name="P1"><text:span text:style-name="T3">Export Card</text:span></text:p>
            <text:p text:style-name="P1"><text:span text:style-name="T3">Fields</text:span></text:p>
  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732cm" svg:height="0.836cm" svg:x="7.185cm" svg:y="15.228cm">
            <text:p text:style-name="P1"><text:span text:style-name="T4">XSL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xml:id="id5" draw:id="id5" draw:layer="layout" svg:width="4.769cm" svg:height="1.768cm" svg:x="15.346cm" svg:y="15.798cm">
            <text:p text:style-name="P1"><text:span text:style-name="T3">Customization</text:span></text:p>
  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732cm" svg:height="0.836cm" svg:x="14.711cm" svg:y="15.46cm">
            <text:p text:style-name="P1"><text:span text:style-name="T4">XSL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1" draw:layer="layout" draw:type="curve" svg:x1="17.857cm" svg:y1="12.805cm" svg:x2="21.292cm" svg:y2="10.079cm" draw:start-shape="id1" draw:start-glue-point="1" draw:end-shape="id3" draw:end-glue-point="3" svg:d="m17857 12805c2653 0 936-2726 3435-2726">
          <text:p/>
        </draw:connector>
        <draw:custom-shape draw:style-name="gr4" draw:text-style-name="P4" draw:layer="layout" svg:width="1.732cm" svg:height="0.836cm" svg:x="10.425cm" svg:y="6.4cm">
          <text:p text:style-name="P1"><text:span text:style-name="T4">XS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6" draw:text-style-name="P2" draw:layer="layout" svg:width="3.37cm" svg:height="2.368cm" svg:x="3.245cm" svg:y="11.491cm">
            <text:p text:style-name="P1"><text:span text:style-name="T1">C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27cm" svg:height="0.836cm" svg:x="2.672cm" svg:y="11.046cm">
            <text:p text:style-name="P1"><text:span text:style-name="T4">X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1" draw:layer="layout" draw:type="curve" svg:x1="13.338cm" svg:y1="9.349cm" svg:x2="14.141cm" svg:y2="11.681cm" draw:start-shape="id4" draw:start-glue-point="2" draw:end-shape="id1" draw:end-glue-point="0" svg:d="m13338 9349c0 1825 803 660 803 2332">
          <text:p/>
        </draw:connector>
        <draw:connector draw:style-name="gr5" draw:text-style-name="P1" draw:layer="layout" draw:type="curve" svg:x1="17.73cm" svg:y1="15.798cm" svg:x2="14.141cm" svg:y2="13.93cm" draw:start-shape="id5" draw:start-glue-point="0" draw:end-shape="id1" draw:end-glue-point="2" svg:d="m17730 15798c0-1324-3589-391-3589-1868">
          <text:p/>
        </draw:connector>
        <draw:connector draw:style-name="gr5" draw:text-style-name="P1" draw:layer="layout" draw:type="curve" svg:x1="10.119cm" svg:y1="15.763cm" svg:x2="14.141cm" svg:y2="13.93cm" draw:start-shape="id6" draw:start-glue-point="0" draw:end-shape="id1" draw:end-glue-point="2" svg:d="m10119 15763c0-1299 4022-383 4022-1833">
          <text:p/>
        </draw:connector>
        <draw:g>
          <draw:custom-shape draw:style-name="gr7" draw:text-style-name="P3" xml:id="id2" draw:id="id2" draw:layer="layout" svg:width="4.008cm" svg:height="2.501cm" svg:x="21.492cm" svg:y="13.551cm">
            <text:p text:style-name="P1"><text:span text:style-name="T2">Warstorm </text:span></text:p>
            <text:p text:style-name="P1"><text:span text:style-name="T2">Cards</text:span></text:p>
  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54cm" svg:height="0.836cm" svg:x="21.011cm" svg:y="13.08cm">
            <text:p text:style-name="P1"><text:span text:style-name="T4">Rack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3" xml:id="id3" draw:id="id3" draw:layer="layout" svg:width="4.008cm" svg:height="2.035cm" svg:x="21.292cm" svg:y="9.062cm">
            <text:p text:style-name="P1"><text:span text:style-name="T2">Card Fields</text:span></text:p>
  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54cm" svg:height="0.836cm" svg:x="20.855cm" svg:y="8.641cm">
            <text:p text:style-name="P1"><text:span text:style-name="T4">Rack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1" draw:layer="layout" draw:type="curve" svg:x1="6.615cm" svg:y1="12.452cm" svg:x2="10.425cm" svg:y2="12.805cm" draw:start-shape="id7" draw:start-glue-point="1" draw:end-shape="id1" svg:d="m6615 12452c2935 0 1031 353 3810 353">
          <text:p/>
        </draw:connector>
        <draw:custom-shape draw:style-name="gr8" draw:text-style-name="P2" xml:id="id9" draw:id="id9" draw:layer="layout" svg:width="6.35cm" svg:height="2.249cm" svg:x="1.635cm" svg:y="6.516cm">
          <text:p text:style-name="P1"><text:span text:style-name="T1">RELAX NG Valid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2.216cm" svg:x="4.21cm" svg:y="9.052cm">
          <text:p/>
          <draw:enhanced-geometry svg:viewBox="0 0 21600 21600" draw:text-areas="?f0 ?f8 ?f2 ?f9" draw:type="up-down-arrow" draw:modifiers="4248.6231313926 5473.6621196222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8" draw:id="id8">
          <draw:custom-shape draw:style-name="gr10" draw:text-style-name="P3" draw:layer="layout" svg:width="4.714cm" svg:height="2.358cm" svg:x="2.737cm" svg:y="1.401cm">
            <text:p text:style-name="P1"><text:span text:style-name="T3">Warstorm </text:span></text:p>
            <text:p text:style-name="P1"><text:span text:style-name="T3">Cards Schema</text:span></text:p>
  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836cm" svg:height="0.836cm" svg:x="2.17cm" svg:y="1cm">
            <text:p text:style-name="P1"><text:span text:style-name="T4">R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1" draw:layer="layout" draw:type="curve" svg:x1="4.81cm" svg:y1="3.759cm" svg:x2="4.81cm" svg:y2="6.516cm" draw:start-shape="id8" draw:start-glue-point="2" draw:end-shape="id9" svg:d="m4810 3759v27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2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 </meta:initial-creator>
    <meta:creation-date>2011-08-01T00:45:26</meta:creation-date>
    <dc:date>2011-08-13T02:40:06</dc:date>
    <meta:editing-duration>PT3H28M42S</meta:editing-duration>
    <meta:editing-cycles>29</meta:editing-cycles>
    <meta:generator>LibreOffice/3.4$Unix LibreOffice_project/340m1$Build-103</meta:generator>
    <meta:document-statistic meta:object-count="30"/>
  </office:meta>
</office:document-meta>
</file>